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000000100C2C82060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25cm" svg:stroke-color="#333333" draw:marker-start-width="0.199cm" draw:marker-end-width="0.199cm" draw:fill="none" draw:fill-color="#ffffff" draw:textarea-horizontal-align="center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stroke="solid" draw:stroke-dash="Fine_20_Dashed" svg:stroke-width="0.025cm" svg:stroke-color="#333333" draw:marker-start-width="0.237cm" draw:marker-end-width="0.237cm" draw:fill="solid" draw:fill-color="#cfe7f5" draw:textarea-horizontal-align="left" draw:textarea-vertical-align="bottom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333333" draw:marker-start-width="0.199cm" draw:marker-end-width="0.199cm" draw:fill="solid" draw:fill-color="#ffffff" draw:textarea-horizontal-align="center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draw:stroke="solid" draw:stroke-dash="Fine_20_Dashed" svg:stroke-width="0.025cm" svg:stroke-color="#333333" draw:marker-start-width="0.237cm" draw:marker-end-width="0.237cm" draw:fill="none" draw:textarea-horizontal-align="left" draw:textarea-vertical-align="top" draw:auto-grow-height="false" fo:padding-top="0.137cm" fo:padding-bottom="0.137cm" fo:padding-left="0.262cm" fo:padding-right="0.262cm"/>
    </style:style>
    <style:style style:name="gr5" style:family="graphic" style:parent-style-name="standard">
      <style:graphic-properties draw:stroke="solid" draw:stroke-dash="Fine_20_Dashed" svg:stroke-width="0.025cm" svg:stroke-color="#333333" draw:marker-start-width="0.237cm" draw:marker-end-width="0.237cm" draw:fill="solid" draw:fill-color="#e6e6ff" draw:textarea-horizontal-align="center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333333" draw:marker-start-width="0.199cm" draw:marker-end-width="0.199cm" draw:fill="solid" draw:fill-color="#e6e6ff" draw:textarea-horizontal-align="center" draw:textarea-vertical-align="middle" draw:auto-grow-height="fals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svg:stroke-color="#333333" draw:marker-start="Arrow" draw:marker-start-width="0.337cm" draw:marker-end="Arrow" draw:marker-end-width="0.337cm" draw:fill="none" draw:textarea-horizontal-align="center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svg:stroke-color="#333333"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svg:stroke-width="0.025cm" svg:stroke-color="#333333" draw:marker-start-width="0.199cm" draw:marker-end-width="0.199cm" draw:fill="solid" draw:fill-color="#ffffff" draw:textarea-horizontal-align="center" draw:textarea-vertical-align="middle" draw:auto-grow-height="false" fo:padding-top="0.137cm" fo:padding-bottom="0.137cm" fo:padding-left="0.262cm" fo:padding-right="0.262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  <style:text-properties style:use-window-font-color="true" fo:font-family="Arial" style:font-family-generic="swiss" style:font-pitch="variable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use-window-font-color="true" fo:font-family="Arial" style:font-family-generic="swiss" style:font-pitch="variable"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2.54cm" svg:height="2.54cm" svg:x="9.525cm" svg:y="8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6.51cm" svg:height="10.16cm" svg:x="1.905cm" svg:y="1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9" draw:id="id9" draw:layer="layout" svg:width="3.81cm" svg:height="2.54cm" svg:x="8.255cm" svg:y="8.255cm">
          <text:p text:style-name="P2"><text:span text:style-name="T1">Data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8" draw:id="id8" draw:layer="layout" svg:width="3.81cm" svg:height="2.54cm" svg:x="3.175cm" svg:y="3.175cm">
          <text:p text:style-name="P2"><text:span text:style-name="T1">Vis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0" draw:id="id10" draw:layer="layout" svg:width="3.81cm" svg:height="2.54cm" svg:x="8.255cm" svg:y="3.175cm">
          <text:p text:style-name="P2"><text:span text:style-name="T1">VisTime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4.13cm" svg:height="16.51cm" svg:x="0.635cm" svg:y="0.635cm">
          <text:p text:style-name="P2"><text:span text:style-name="T2">Web 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4" draw:id="id4" draw:layer="layout" svg:width="3.81cm" svg:height="2.54cm" svg:x="3.175cm" svg:y="13.335cm">
          <text:p text:style-name="P2">REST</text:p>
          <text:p text:style-name="P2">Cl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2" draw:id="id2" draw:layer="layout" svg:width="3.81cm" svg:height="2.54cm" svg:x="13.335cm" svg:y="13.335cm">
          <text:p text:style-name="P2"><text:span text:style-name="T1">Application</text:span></text:p>
          <text:p text:style-name="P2"><text:span text:style-name="T1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.795cm" svg:y1="10.795cm" svg:x2="13.335cm" svg:y2="14.605cm" draw:start-shape="id1" draw:start-glue-point="2" draw:end-shape="id2" draw:end-glue-point="3" svg:d="m10795 10795v3810h2540">
          <text:p/>
        </draw:connector>
        <draw:connector draw:style-name="gr7" draw:text-style-name="P2" draw:layer="layout" svg:x1="9.525cm" svg:y1="10.795cm" svg:x2="6.985cm" svg:y2="14.605cm" draw:start-shape="id3" draw:start-glue-point="2" draw:end-shape="id4" draw:end-glue-point="1" svg:d="m9525 10795v3810h-2540">
          <text:p/>
        </draw:connector>
        <draw:connector draw:style-name="gr7" draw:text-style-name="P2" draw:layer="layout" svg:x1="12.065cm" svg:y1="9.525cm" svg:x2="21.59cm" svg:y2="5.715cm" draw:start-shape="id5" draw:start-glue-point="1" draw:end-shape="id6" draw:end-glue-point="2" svg:d="m12065 9525h9525v-3810">
          <text:p/>
        </draw:connector>
        <draw:custom-shape draw:style-name="gr1" draw:text-style-name="P1" draw:layer="layout" svg:width="2.54cm" svg:height="2.54cm" svg:x="20.955cm" svg:y="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19.685cm" svg:y="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7" draw:id="id7" draw:layer="layout" svg:width="3.81cm" svg:height="2.54cm" svg:x="3.175cm" svg:y="19.685cm">
          <text:p text:style-name="P2">REST AP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.08cm" svg:y1="15.875cm" svg:x2="5.08cm" svg:y2="19.685cm" draw:start-shape="id4" draw:start-glue-point="2" draw:end-shape="id7" draw:end-glue-point="0" svg:d="m5080 15875v3810">
          <text:p/>
        </draw:connector>
        <draw:custom-shape draw:style-name="gr1" draw:text-style-name="P1" xml:id="id1" draw:id="id1" draw:layer="layout" svg:width="2.54cm" svg:height="2.54cm" svg:x="9.525cm" svg:y="8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8.255cm" svg:y="8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2.54cm" svg:height="2.54cm" svg:x="8.255cm" svg:y="8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9.525cm" svg:y1="8.255cm" svg:x2="5.08cm" svg:y2="5.715cm" draw:start-shape="id3" draw:start-glue-point="0" draw:end-shape="id8" draw:end-glue-point="2" svg:d="m9525 8255v-1263h-4445v-1277">
          <text:p/>
        </draw:connector>
        <draw:connector draw:style-name="gr7" draw:text-style-name="P2" draw:layer="layout" svg:x1="10.16cm" svg:y1="8.255cm" svg:x2="10.16cm" svg:y2="5.715cm" draw:start-shape="id9" draw:start-glue-point="0" draw:end-shape="id10" draw:end-glue-point="2" svg:d="m10160 8255v-2540">
          <text:p/>
        </draw:connector>
        <draw:custom-shape draw:style-name="gr8" draw:text-style-name="P2" xml:id="id11" draw:id="id11" draw:layer="layout" svg:width="3.81cm" svg:height="2.54cm" svg:x="9.525cm" svg:y="19.685cm">
          <text:p text:style-name="P2">Data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2" draw:layer="layout" svg:x1="9.525cm" svg:y1="20.955cm" svg:x2="6.985cm" svg:y2="20.955cm" draw:start-shape="id11" draw:start-glue-point="6" draw:end-shape="id7" draw:end-glue-point="1" svg:d="m9525 20955h-2540">
          <text:p/>
        </draw:connector>
        <draw:custom-shape draw:style-name="gr9" draw:text-style-name="P1" xml:id="id12" draw:id="id12" draw:layer="layout" svg:width="3.81cm" svg:height="2.54cm" svg:x="13.335cm" svg:y="3.175cm">
          <text:p text:style-name="P2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.795cm" svg:y1="8.255cm" svg:x2="15.24cm" svg:y2="5.715cm" draw:start-shape="id5" draw:end-shape="id12" draw:end-glue-point="2" svg:d="m10795 8255v-1263h4445v-1277">
          <text:p/>
        </draw:connector>
        <draw:custom-shape draw:style-name="gr6" draw:text-style-name="P1" xml:id="id6" draw:id="id6" draw:layer="layout" svg:width="3.81cm" svg:height="2.54cm" svg:x="19.685cm" svg:y="3.175cm">
          <text:p text:style-name="P2"><text:span text:style-name="T1">Other UI</text:span></text:p>
          <text:p text:style-name="P2"><text:span text:style-name="T1">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3.175cm" svg:height="3.175cm" svg:x="2.54cm" svg:y="7.92cm">
          <draw:image xlink:href="Pictures/100002010000010000000100C2C82060.png" xlink:type="simple" xlink:show="embed" xlink:actuate="onLoad">
            <text:p/>
          </draw:image>
        </draw:frame>
        <draw:frame draw:style-name="gr11" draw:text-style-name="P2" draw:layer="layout" svg:width="3.175cm" svg:height="1.27cm" svg:x="2.54cm" svg:y="10.795cm">
          <draw:text-box>
            <text:p text:style-name="P2">vis.js</text:p>
          </draw:text-box>
        </draw:frame>
        <draw:custom-shape draw:style-name="gr4" draw:text-style-name="P3" draw:layer="layout" svg:width="24.13cm" svg:height="5.08cm" svg:x="0.635cm" svg:y="18.415cm">
          <text:p text:style-name="P2"><text:span text:style-name="T2">Serv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5.4cm" fo:page-height="24.13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 Jong</meta:initial-creator>
    <meta:creation-date>2011-09-27T14:58:50</meta:creation-date>
    <dc:date>2013-06-13T20:43:53</dc:date>
    <dc:creator>jos </dc:creator>
    <meta:editing-duration>PT8H5M42S</meta:editing-duration>
    <meta:editing-cycles>69</meta:editing-cycles>
    <meta:generator>LibreOffice/3.6$Linux_X86_64 LibreOffice_project/360m1$Build-2</meta:generator>
    <meta:document-statistic meta:object-count="28"/>
  </office:meta>
</office:document-meta>
</file>